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14.7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rcicio_2toeplitz_saida_mul_matrix" table:style-name="ta1">
        <table:shapes>
          <draw:frame draw:z-index="0" draw:style-name="gr1" draw:text-style-name="P1" svg:width="160.11mm" svg:height="90.04mm" svg:x="157.08mm" svg:y="25.77mm">
            <draw:object draw:notify-on-update-of-ranges="Exercicio_2toeplitz_saida_mul_matrix.B1:Exercicio_2toeplitz_saida_mul_matrix.B10 Exercicio_2toeplitz_saida_mul_matrix.C1:Exercicio_2toeplitz_saida_mul_matrix.C1 Exercicio_2toeplitz_saida_mul_matrix.C2:Exercicio_2toeplitz_saida_mul_matrix.C10 Exercicio_2toeplitz_saida_mul_matrix.D1:Exercicio_2toeplitz_saida_mul_matrix.D1 Exercicio_2toeplitz_saida_mul_matrix.D2:Exercicio_2toeplitz_saida_mul_matrix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im </text:p>
          </table:table-cell>
          <table:table-cell office:value-type="string" calcext:value-type="string">
            <text:p><text:s/>blockSize </text:p>
          </table:table-cell>
          <table:table-cell office:value-type="string" calcext:value-type="string">
            <text:p><text:s/>Normal </text:p>
          </table:table-cell>
          <table:table-cell office:value-type="string" calcext:value-type="string">
            <text:p><text:s/>Bloco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.9152" calcext:value-type="float">
            <text:p>2,9152</text:p>
          </table:table-cell>
          <table:table-cell office:value-type="float" office:value="1.5719" calcext:value-type="float">
            <text:p>1,571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2.9152" calcext:value-type="float">
            <text:p>2,9152</text:p>
          </table:table-cell>
          <table:table-cell office:value-type="float" office:value="1.3522" calcext:value-type="float">
            <text:p>1,352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.9152" calcext:value-type="float">
            <text:p>2,9152</text:p>
          </table:table-cell>
          <table:table-cell office:value-type="float" office:value="1.2307" calcext:value-type="float">
            <text:p>1,23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.9152" calcext:value-type="float">
            <text:p>2,9152</text:p>
          </table:table-cell>
          <table:table-cell office:value-type="float" office:value="1.1705" calcext:value-type="float">
            <text:p>1,170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2.9152" calcext:value-type="float">
            <text:p>2,9152</text:p>
          </table:table-cell>
          <table:table-cell office:value-type="float" office:value="1.2614" calcext:value-type="float">
            <text:p>1,261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2.9152" calcext:value-type="float">
            <text:p>2,9152</text:p>
          </table:table-cell>
          <table:table-cell office:value-type="float" office:value="1.2956" calcext:value-type="float">
            <text:p>1,295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2.9152" calcext:value-type="float">
            <text:p>2,9152</text:p>
          </table:table-cell>
          <table:table-cell office:value-type="float" office:value="1.3296" calcext:value-type="float">
            <text:p>1,329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2.9152" calcext:value-type="float">
            <text:p>2,9152</text:p>
          </table:table-cell>
          <table:table-cell office:value-type="float" office:value="1.4719" calcext:value-type="float">
            <text:p>1,4719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2.9152" calcext:value-type="float">
            <text:p>2,9152</text:p>
          </table:table-cell>
          <table:table-cell office:value-type="float" office:value="3.2409" calcext:value-type="float">
            <text:p>3,24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3T20:08:39.815500024</dc:date>
    <meta:editing-duration>PT2M34S</meta:editing-duration>
    <meta:editing-cycles>1</meta:editing-cycles>
    <meta:document-statistic meta:table-count="1" meta:cell-count="4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line" chart:style-name="ch1">
        <chart:legend chart:legend-position="end" svg:x="13.371cm" svg:y="3.954cm" style:legend-expansion="high" chart:style-name="ch2"/>
        <chart:plot-area chart:style-name="ch3" table:cell-range-address="Exercicio_2toeplitz_saida_mul_matrix.B1:Exercicio_2toeplitz_saida_mul_matrix.D10" chart:data-source-has-labels="both" svg:x="0.32cm" svg:y="0.18cm" svg:width="12.731cm" svg:height="8.645cm">
          <chartooo:coordinate-region svg:x="1.18cm" svg:y="0.379cm" svg:width="11.591cm" svg:height="7.799cm"/>
          <chart:axis chart:dimension="x" chart:name="primary-x" chart:style-name="ch4" chartooo:axis-type="auto">
            <chartooo:date-scale/>
            <chart:categories table:cell-range-address="Exercicio_2toeplitz_saida_mul_matrix.B1:Exercicio_2toeplitz_saida_mul_matrix.B1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xercicio_2toeplitz_saida_mul_matrix.C2:Exercicio_2toeplitz_saida_mul_matrix.C10" chart:label-cell-address="Exercicio_2toeplitz_saida_mul_matrix.C1:Exercicio_2toeplitz_saida_mul_matrix.C1" chart:class="chart:line">
            <chart:data-point chart:repeated="9"/>
          </chart:series>
          <chart:series chart:style-name="ch7" chart:values-cell-range-address="Exercicio_2toeplitz_saida_mul_matrix.D2:Exercicio_2toeplitz_saida_mul_matrix.D10" chart:label-cell-address="Exercicio_2toeplitz_saida_mul_matrix.D1:Exercicio_2toeplitz_saida_mul_matrix.D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ormal </text:p>
                <draw:g>
                  <svg:desc>Exercicio_2toeplitz_saida_mul_matrix.C1:Exercicio_2toeplitz_saida_mul_matrix.C1</svg:desc>
                </draw:g>
              </table:table-cell>
              <table:table-cell office:value-type="string">
                <text:p> Bloco</text:p>
                <draw:g>
                  <svg:desc>Exercicio_2toeplitz_saida_mul_matrix.D1:Exercicio_2toeplitz_saida_mul_matrix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blockSize </text:p>
                <draw:g>
                  <svg:desc>Exercicio_2toeplitz_saida_mul_matrix.B1:Exercicio_2toeplitz_saida_mul_matrix.B10</svg:desc>
                </draw:g>
              </table:table-cell>
              <table:table-cell office:value-type="float" office:value="2.9152">
                <text:p>2.9152</text:p>
                <draw:g>
                  <svg:desc>Exercicio_2toeplitz_saida_mul_matrix.C2:Exercicio_2toeplitz_saida_mul_matrix.C10</svg:desc>
                </draw:g>
              </table:table-cell>
              <table:table-cell office:value-type="float" office:value="1.5719">
                <text:p>1.5719</text:p>
                <draw:g>
                  <svg:desc>Exercicio_2toeplitz_saida_mul_matrix.D2:Exercicio_2toeplitz_saida_mul_matrix.D1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9152">
                <text:p>2.9152</text:p>
              </table:table-cell>
              <table:table-cell office:value-type="float" office:value="1.3522">
                <text:p>1.35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9152">
                <text:p>2.9152</text:p>
              </table:table-cell>
              <table:table-cell office:value-type="float" office:value="1.2307">
                <text:p>1.230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9152">
                <text:p>2.9152</text:p>
              </table:table-cell>
              <table:table-cell office:value-type="float" office:value="1.1705">
                <text:p>1.170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9152">
                <text:p>2.9152</text:p>
              </table:table-cell>
              <table:table-cell office:value-type="float" office:value="1.2614">
                <text:p>1.261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9152">
                <text:p>2.9152</text:p>
              </table:table-cell>
              <table:table-cell office:value-type="float" office:value="1.2956">
                <text:p>1.295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9152">
                <text:p>2.9152</text:p>
              </table:table-cell>
              <table:table-cell office:value-type="float" office:value="1.3296">
                <text:p>1.329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9152">
                <text:p>2.9152</text:p>
              </table:table-cell>
              <table:table-cell office:value-type="float" office:value="1.4719">
                <text:p>1.471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.9152">
                <text:p>2.9152</text:p>
              </table:table-cell>
              <table:table-cell office:value-type="float" office:value="3.2409">
                <text:p>3.24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